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063in"/>
    </style:style>
    <style:style style:name="co2" style:family="table-column">
      <style:table-column-properties fo:break-before="auto" style:column-width="0.7307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avg" table:style-name="ta1">
        <office:forms form:automatic-focus="false" form:apply-design-mode="false"/>
        <table:shapes>
          <draw:frame draw:z-index="0" draw:style-name="gr1" draw:text-style-name="P1" svg:width="30.0358in" svg:height="6.3004in" svg:x="6.2508in" svg:y="1.9295in">
            <draw:object draw:notify-on-update-of-ranges="Data_avg.B2:Data_avg.B169 Data_avg.C1:Data_avg.C1 Data_avg.C2:Data_avg.C169 Data_avg.D1:Data_avg.D1 Data_avg.D2:Data_avg.D16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MacherTypes</text:p>
          </table:table-cell>
          <table:table-cell office:value-type="string" calcext:value-type="string">
            <text:p>Row NO</text:p>
          </table:table-cell>
          <table:table-cell office:value-type="string" calcext:value-type="string">
            <text:p>Total Time(us)</text:p>
          </table:table-cell>
          <table:table-cell office:value-type="string" calcext:value-type="string">
            <text:p>No of Matches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NN <text:s text:c="4"/>HARRIS <text:s text:c="2"/>AKAZE <text:s text:c="3"/></text:p>
          </table:table-cell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NN <text:s text:c="4"/>FAST <text:s text:c="5"/>AKAZE <text:s text:c="3"/>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NN <text:s text:c="4"/>ORB <text:s text:c="6"/>AKAZE <text:s text:c="3"/></text:p>
          </table:table-cell>
          <table:table-cell office:value-type="float" office:value="29" calcext:value-type="float">
            <text:p>2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NN <text:s text:c="4"/>BRISK <text:s text:c="3"/>AKAZE <text:s text:c="3"/></text:p>
          </table:table-cell>
          <table:table-cell office:value-type="float" office:value="23" calcext:value-type="float">
            <text:p>23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NN <text:s text:c="4"/>SHITOMASI AKAZE 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NN <text:s text:c="4"/>SIFT <text:s text:c="4"/>AKAZE <text:s text:c="3"/></text:p>
          </table:table-cell>
          <table:table-cell office:value-type="float" office:value="41" calcext:value-type="float">
            <text:p>4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KNN <text:s text:c="3"/>FAST <text:s text:c="5"/>AKAZE <text:s text:c="3"/></text:p>
          </table:table-cell>
          <table:table-cell office:value-type="float" office:value="59" calcext:value-type="float">
            <text:p>59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KNN <text:s text:c="3"/>SIFT <text:s text:c="4"/>AKAZE <text:s text:c="3"/></text:p>
          </table:table-cell>
          <table:table-cell office:value-type="float" office:value="83" calcext:value-type="float">
            <text:p>83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NN <text:s text:c="4"/>ORB <text:s text:c="6"/>AKAZE <text:s text:c="3"/></text:p>
          </table:table-cell>
          <table:table-cell office:value-type="float" office:value="113" calcext:value-type="float">
            <text:p>113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NN <text:s text:c="4"/>HARRIS <text:s text:c="2"/>AKAZE <text:s text:c="3"/></text:p>
          </table:table-cell>
          <table:table-cell office:value-type="float" office:value="95" calcext:value-type="float">
            <text:p>95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KNN <text:s text:c="3"/>SHITOMASI AKAZE <text:s text:c="3"/></text:p>
          </table:table-cell>
          <table:table-cell office:value-type="float" office:value="47" calcext:value-type="float">
            <text:p>47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KNN <text:s text:c="3"/>BRISK <text:s text:c="3"/>AKAZE <text:s text:c="3"/>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KNN <text:s text:c="3"/>HARRIS <text:s text:c="2"/>AKAZE <text:s text:c="3"/></text:p>
          </table:table-cell>
          <table:table-cell office:value-type="float" office:value="53" calcext:value-type="float">
            <text:p>53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KNN <text:s text:c="3"/>ORB <text:s text:c="6"/>AKAZE <text:s text:c="3"/></text:p>
          </table:table-cell>
          <table:table-cell office:value-type="float" office:value="71" calcext:value-type="float">
            <text:p>71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NN <text:s text:c="4"/>SHITOMASI AKAZE <text:s text:c="3"/></text:p>
          </table:table-cell>
          <table:table-cell office:value-type="float" office:value="89" calcext:value-type="float">
            <text:p>89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NN <text:s text:c="4"/>FAST <text:s text:c="5"/>AKAZE <text:s text:c="3"/></text:p>
          </table:table-cell>
          <table:table-cell office:value-type="float" office:value="101" calcext:value-type="float">
            <text:p>101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NN <text:s text:c="4"/>BRISK <text:s text:c="3"/>AKAZE <text:s text:c="3"/></text:p>
          </table:table-cell>
          <table:table-cell office:value-type="float" office:value="107" calcext:value-type="float">
            <text:p>107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NN <text:s text:c="4"/>SIFT <text:s text:c="4"/>AKAZE <text:s text:c="3"/></text:p>
          </table:table-cell>
          <table:table-cell office:value-type="float" office:value="125" calcext:value-type="float">
            <text:p>125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KNN <text:s text:c="3"/>BRISK <text:s text:c="3"/>AKAZE <text:s text:c="3"/></text:p>
          </table:table-cell>
          <table:table-cell office:value-type="float" office:value="149" calcext:value-type="float">
            <text:p>14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KNN <text:s text:c="3"/>ORB <text:s text:c="6"/>AKAZE <text:s text:c="3"/></text:p>
          </table:table-cell>
          <table:table-cell office:value-type="float" office:value="155" calcext:value-type="float">
            <text:p>155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NN <text:s text:c="4"/>SIFT <text:s text:c="4"/>ORB <text:s text:c="6"/></text:p>
          </table:table-cell>
          <table:table-cell office:value-type="float" office:value="39" calcext:value-type="float">
            <text:p>39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KNN <text:s text:c="3"/>SHITOMASI AKAZE <text:s text:c="3"/></text:p>
          </table:table-cell>
          <table:table-cell office:value-type="float" office:value="131" calcext:value-type="float">
            <text:p>13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KNN <text:s text:c="3"/>HARRIS <text:s text:c="2"/>AKAZE <text:s text:c="3"/>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KNN <text:s text:c="3"/>FAST <text:s text:c="5"/>AKAZE <text:s text:c="3"/>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KNN <text:s text:c="3"/>SIFT <text:s text:c="4"/>AKAZE <text:s text:c="3"/>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KNN <text:s text:c="3"/>SIFT <text:s text:c="4"/>ORB <text:s text:c="6"/></text:p>
          </table:table-cell>
          <table:table-cell office:value-type="float" office:value="81" calcext:value-type="float">
            <text:p>81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NN <text:s text:c="4"/>SIFT <text:s text:c="4"/>ORB <text:s text:c="6"/></text:p>
          </table:table-cell>
          <table:table-cell office:value-type="float" office:value="123" calcext:value-type="float">
            <text:p>123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KNN <text:s text:c="3"/>SIFT <text:s text:c="4"/>ORB <text:s text:c="6"/></text:p>
          </table:table-cell>
          <table:table-cell office:value-type="float" office:value="165" calcext:value-type="float">
            <text:p>16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HARRIS <text:s text:c="2"/>BRIEF <text:s text:c="3"/></text:p>
          </table:table-cell>
          <table:table-cell office:value-type="float" office:value="50" calcext:value-type="float">
            <text:p>50</text:p>
          </table:table-cell>
          <table:table-cell office:value-type="float" office:value="180.7" calcext:value-type="float">
            <text:p>180.7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HARRIS <text:s text:c="2"/>BRIEF <text:s text:c="3"/></text:p>
          </table:table-cell>
          <table:table-cell office:value-type="float" office:value="8" calcext:value-type="float">
            <text:p>8</text:p>
          </table:table-cell>
          <table:table-cell office:value-type="float" office:value="210.6" calcext:value-type="float">
            <text:p>210.6</text:p>
          </table:table-cell>
          <table:table-cell office:value-type="float" office:value="18.2222" calcext:value-type="float">
            <text:p>18.2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HARRIS <text:s text:c="2"/>BRIEF <text:s text:c="3"/></text:p>
          </table:table-cell>
          <table:table-cell office:value-type="float" office:value="134" calcext:value-type="float">
            <text:p>134</text:p>
          </table:table-cell>
          <table:table-cell office:value-type="float" office:value="292.4" calcext:value-type="float">
            <text:p>292.4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HARRIS <text:s text:c="2"/>BRIEF <text:s text:c="3"/></text:p>
          </table:table-cell>
          <table:table-cell office:value-type="float" office:value="92" calcext:value-type="float">
            <text:p>92</text:p>
          </table:table-cell>
          <table:table-cell office:value-type="float" office:value="318.8" calcext:value-type="float">
            <text:p>318.8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ORB <text:s text:c="6"/>BRIEF <text:s text:c="3"/></text:p>
          </table:table-cell>
          <table:table-cell office:value-type="float" office:value="68" calcext:value-type="float">
            <text:p>68</text:p>
          </table:table-cell>
          <table:table-cell office:value-type="float" office:value="337.1" calcext:value-type="float">
            <text:p>337.1</text:p>
          </table:table-cell>
          <table:table-cell office:value-type="float" office:value="114.778" calcext:value-type="float">
            <text:p>114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ORB <text:s text:c="6"/>BRIEF <text:s text:c="3"/></text:p>
          </table:table-cell>
          <table:table-cell office:value-type="float" office:value="26" calcext:value-type="float">
            <text:p>26</text:p>
          </table:table-cell>
          <table:table-cell office:value-type="float" office:value="356" calcext:value-type="float">
            <text:p>356</text:p>
          </table:table-cell>
          <table:table-cell office:value-type="float" office:value="61.1111" calcext:value-type="float">
            <text:p>61.1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SIFT <text:s text:c="4"/>BRIEF <text:s text:c="3"/></text:p>
          </table:table-cell>
          <table:table-cell office:value-type="float" office:value="80" calcext:value-type="float">
            <text:p>80</text:p>
          </table:table-cell>
          <table:table-cell office:value-type="float" office:value="400.1" calcext:value-type="float">
            <text:p>400.1</text:p>
          </table:table-cell>
          <table:table-cell office:value-type="float" office:value="138.778" calcext:value-type="float">
            <text:p>138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SHITOMASI BRIEF <text:s text:c="3"/></text:p>
          </table:table-cell>
          <table:table-cell office:value-type="float" office:value="44" calcext:value-type="float">
            <text:p>44</text:p>
          </table:table-cell>
          <table:table-cell office:value-type="float" office:value="441.2" calcext:value-type="float">
            <text:p>441.2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AKAZE <text:s text:c="3"/>BRIEF <text:s text:c="3"/></text:p>
          </table:table-cell>
          <table:table-cell office:value-type="float" office:value="74" calcext:value-type="float">
            <text:p>74</text:p>
          </table:table-cell>
          <table:table-cell office:value-type="float" office:value="453.9" calcext:value-type="float">
            <text:p>453.9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SHITOMASI BRIEF <text:s text:c="3"/></text:p>
          </table:table-cell>
          <table:table-cell office:value-type="float" office:value="2" calcext:value-type="float">
            <text:p>2</text:p>
          </table:table-cell>
          <table:table-cell office:value-type="float" office:value="479.3" calcext:value-type="float">
            <text:p>479.3</text:p>
          </table:table-cell>
          <table:table-cell office:value-type="float" office:value="100.444" calcext:value-type="float">
            <text:p>100.44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_BF <text:s text:c="4"/>SEL_KNN <text:s text:c="3"/>BRISK <text:s text:c="3"/>BRIEF <text:s text:c="3"/>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65.2" calcext:value-type="float">
            <text:p>665.2</text:p>
          </table:table-cell>
          <table:table-cell table:style-name="ce1" office:value-type="float" office:value="278.667" calcext:value-type="float">
            <text:p>278.667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MAT_BF <text:s text:c="4"/>SEL_NN <text:s text:c="4"/>SIFT <text:s text:c="4"/>BRIEF <text:s text:c="3"/></text:p>
          </table:table-cell>
          <table:table-cell office:value-type="float" office:value="38" calcext:value-type="float">
            <text:p>38</text:p>
          </table:table-cell>
          <table:table-cell office:value-type="float" office:value="753.3" calcext:value-type="float">
            <text:p>753.3</text:p>
          </table:table-cell>
          <table:table-cell office:value-type="float" office:value="83.6667" calcext:value-type="float">
            <text:p>83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_BF <text:s text:c="4"/>SEL_NN <text:s text:c="4"/>BRISK <text:s text:c="3"/>BRIEF <text:s text:c="3"/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91.2" calcext:value-type="float">
            <text:p>791.2</text:p>
          </table:table-cell>
          <table:table-cell table:style-name="ce1" office:value-type="float" office:value="172.222" calcext:value-type="float">
            <text:p>172.222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MAT_BF <text:s text:c="4"/>SEL_NN <text:s text:c="4"/>AKAZE <text:s text:c="3"/>BRIEF <text:s text:c="3"/></text:p>
          </table:table-cell>
          <table:table-cell office:value-type="float" office:value="32" calcext:value-type="float">
            <text:p>32</text:p>
          </table:table-cell>
          <table:table-cell office:value-type="float" office:value="812.6" calcext:value-type="float">
            <text:p>812.6</text:p>
          </table:table-cell>
          <table:table-cell office:value-type="float" office:value="139.222" calcext:value-type="float">
            <text:p>139.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ORB <text:s text:c="6"/>BRIEF <text:s text:c="3"/></text:p>
          </table:table-cell>
          <table:table-cell office:value-type="float" office:value="110" calcext:value-type="float">
            <text:p>110</text:p>
          </table:table-cell>
          <table:table-cell office:value-type="float" office:value="870.6" calcext:value-type="float">
            <text:p>870.6</text:p>
          </table:table-cell>
          <table:table-cell office:value-type="float" office:value="114.778" calcext:value-type="float">
            <text:p>114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ORB <text:s text:c="6"/>BRIEF <text:s text:c="3"/></text:p>
          </table:table-cell>
          <table:table-cell office:value-type="float" office:value="152" calcext:value-type="float">
            <text:p>152</text:p>
          </table:table-cell>
          <table:table-cell office:value-type="float" office:value="881.7" calcext:value-type="float">
            <text:p>881.7</text:p>
          </table:table-cell>
          <table:table-cell office:value-type="float" office:value="114.778" calcext:value-type="float">
            <text:p>114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SHITOMASI BRIEF <text:s text:c="3"/></text:p>
          </table:table-cell>
          <table:table-cell office:value-type="float" office:value="128" calcext:value-type="float">
            <text:p>128</text:p>
          </table:table-cell>
          <table:table-cell office:value-type="float" office:value="1048.6" calcext:value-type="float">
            <text:p>1048.6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SHITOMASI BRIEF <text:s text:c="3"/></text:p>
          </table:table-cell>
          <table:table-cell office:value-type="float" office:value="86" calcext:value-type="float">
            <text:p>86</text:p>
          </table:table-cell>
          <table:table-cell office:value-type="float" office:value="1048.7" calcext:value-type="float">
            <text:p>1048.7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SIFT <text:s text:c="4"/>BRIEF <text:s text:c="3"/></text:p>
          </table:table-cell>
          <table:table-cell office:value-type="float" office:value="122" calcext:value-type="float">
            <text:p>122</text:p>
          </table:table-cell>
          <table:table-cell office:value-type="float" office:value="1129.8" calcext:value-type="float">
            <text:p>1129.8</text:p>
          </table:table-cell>
          <table:table-cell office:value-type="float" office:value="138.778" calcext:value-type="float">
            <text:p>138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SIFT <text:s text:c="4"/>BRIEF <text:s text:c="3"/></text:p>
          </table:table-cell>
          <table:table-cell office:value-type="float" office:value="164" calcext:value-type="float">
            <text:p>164</text:p>
          </table:table-cell>
          <table:table-cell office:value-type="float" office:value="1131.1" calcext:value-type="float">
            <text:p>1131.1</text:p>
          </table:table-cell>
          <table:table-cell office:value-type="float" office:value="138.778" calcext:value-type="float">
            <text:p>138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AKAZE <text:s text:c="3"/>BRIEF <text:s text:c="3"/></text:p>
          </table:table-cell>
          <table:table-cell office:value-type="float" office:value="116" calcext:value-type="float">
            <text:p>116</text:p>
          </table:table-cell>
          <table:table-cell office:value-type="float" office:value="1378.7" calcext:value-type="float">
            <text:p>1378.7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AKAZE <text:s text:c="3"/>BRIEF <text:s text:c="3"/></text:p>
          </table:table-cell>
          <table:table-cell office:value-type="float" office:value="158" calcext:value-type="float">
            <text:p>158</text:p>
          </table:table-cell>
          <table:table-cell office:value-type="float" office:value="1392.2" calcext:value-type="float">
            <text:p>1392.2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_BF <text:s text:c="4"/>SEL_KNN <text:s text:c="3"/>FAST <text:s text:c="5"/>BRIEF <text:s text:c="3"/>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451.1" calcext:value-type="float">
            <text:p>1451.1</text:p>
          </table:table-cell>
          <table:table-cell table:style-name="ce1" office:value-type="float" office:value="410.333" calcext:value-type="float">
            <text:p>410.333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MAT_BF <text:s text:c="4"/>SEL_NN <text:s text:c="4"/>FAST <text:s text:c="5"/>BRIEF <text:s text:c="3"/>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29" calcext:value-type="float">
            <text:p>1729</text:p>
          </table:table-cell>
          <table:table-cell table:style-name="ce1" office:value-type="float" office:value="288.444" calcext:value-type="float">
            <text:p>288.444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MAT_BF <text:s text:c="4"/>SEL_KNN <text:s text:c="3"/>HARRIS <text:s text:c="2"/>ORB <text:s text:c="6"/></text:p>
          </table:table-cell>
          <table:table-cell office:value-type="float" office:value="51" calcext:value-type="float">
            <text:p>51</text:p>
          </table:table-cell>
          <table:table-cell office:value-type="float" office:value="2114.5" calcext:value-type="float">
            <text:p>2114.5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_FLANN <text:s text:c="3"/>SEL_NN <text:s text:c="4"/>BRISK <text:s text:c="3"/>BRIEF <text:s text:c="3"/>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2159.3" calcext:value-type="float">
            <text:p>2159.3</text:p>
          </table:table-cell>
          <table:table-cell table:style-name="ce1" office:value-type="float" office:value="278.667" calcext:value-type="float">
            <text:p>278.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_FLANN <text:s text:c="3"/>SEL_KNN <text:s text:c="3"/>BRISK <text:s text:c="3"/>BRIEF <text:s text:c="3"/>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2170.8" calcext:value-type="float">
            <text:p>2170.8</text:p>
          </table:table-cell>
          <table:table-cell table:style-name="ce1" office:value-type="float" office:value="278.667" calcext:value-type="float">
            <text:p>278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SHITOMASI ORB <text:s text:c="6"/></text:p>
          </table:table-cell>
          <table:table-cell office:value-type="float" office:value="45" calcext:value-type="float">
            <text:p>45</text:p>
          </table:table-cell>
          <table:table-cell office:value-type="float" office:value="2359.7" calcext:value-type="float">
            <text:p>2359.7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SHITOMASI ORB <text:s text:c="6"/></text:p>
          </table:table-cell>
          <table:table-cell office:value-type="float" office:value="3" calcext:value-type="float">
            <text:p>3</text:p>
          </table:table-cell>
          <table:table-cell office:value-type="float" office:value="2397.4" calcext:value-type="float">
            <text:p>2397.4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HARRIS <text:s text:c="2"/>ORB <text:s text:c="6"/></text:p>
          </table:table-cell>
          <table:table-cell office:value-type="float" office:value="93" calcext:value-type="float">
            <text:p>93</text:p>
          </table:table-cell>
          <table:table-cell office:value-type="float" office:value="2438.1" calcext:value-type="float">
            <text:p>2438.1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HARRIS <text:s text:c="2"/>ORB <text:s text:c="6"/></text:p>
          </table:table-cell>
          <table:table-cell office:value-type="float" office:value="135" calcext:value-type="float">
            <text:p>135</text:p>
          </table:table-cell>
          <table:table-cell office:value-type="float" office:value="2474.1" calcext:value-type="float">
            <text:p>2474.1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HARRIS <text:s text:c="2"/>ORB <text:s text:c="6"/></text:p>
          </table:table-cell>
          <table:table-cell office:value-type="float" office:value="9" calcext:value-type="float">
            <text:p>9</text:p>
          </table:table-cell>
          <table:table-cell office:value-type="float" office:value="2477.2" calcext:value-type="float">
            <text:p>2477.2</text:p>
          </table:table-cell>
          <table:table-cell office:value-type="float" office:value="17.8889" calcext:value-type="float">
            <text:p>17.8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SHITOMASI ORB <text:s text:c="6"/></text:p>
          </table:table-cell>
          <table:table-cell office:value-type="float" office:value="129" calcext:value-type="float">
            <text:p>129</text:p>
          </table:table-cell>
          <table:table-cell office:value-type="float" office:value="2592.5" calcext:value-type="float">
            <text:p>2592.5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SHITOMASI ORB <text:s text:c="6"/></text:p>
          </table:table-cell>
          <table:table-cell office:value-type="float" office:value="87" calcext:value-type="float">
            <text:p>87</text:p>
          </table:table-cell>
          <table:table-cell office:value-type="float" office:value="3002" calcext:value-type="float">
            <text:p>3002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_FLANN <text:s text:c="3"/>SEL_NN <text:s text:c="4"/>FAST <text:s text:c="5"/>BRIEF <text:s text:c="3"/>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3137.6" calcext:value-type="float">
            <text:p>3137.6</text:p>
          </table:table-cell>
          <table:table-cell table:style-name="ce1" office:value-type="float" office:value="410.333" calcext:value-type="float">
            <text:p>410.333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MAT_BF <text:s text:c="4"/>SEL_KNN <text:s text:c="3"/>FAST <text:s text:c="5"/>ORB <text:s text:c="6"/>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513.4" calcext:value-type="float">
            <text:p>3513.4</text:p>
          </table:table-cell>
          <table:table-cell table:style-name="ce1" office:value-type="float" office:value="410.333" calcext:value-type="float">
            <text:p>410.333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MAT_BF <text:s text:c="4"/>SEL_NN <text:s text:c="4"/>FAST <text:s text:c="5"/>ORB <text:s text:c="6"/></text:p>
          </table:table-cell>
          <table:table-cell office:value-type="float" office:value="15" calcext:value-type="float">
            <text:p>15</text:p>
          </table:table-cell>
          <table:table-cell office:value-type="float" office:value="3672" calcext:value-type="float">
            <text:p>3672</text:p>
          </table:table-cell>
          <table:table-cell office:value-type="float" office:value="287.556" calcext:value-type="float">
            <text:p>287.55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_FLANN <text:s text:c="3"/>SEL_KNN <text:s text:c="3"/>FAST <text:s text:c="5"/>BRIEF <text:s text:c="3"/>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3933.7" calcext:value-type="float">
            <text:p>3933.7</text:p>
          </table:table-cell>
          <table:table-cell table:style-name="ce1" office:value-type="float" office:value="410.333" calcext:value-type="float">
            <text:p>410.333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MAT_BF <text:s text:c="4"/>SEL_KNN <text:s text:c="3"/>AKAZE <text:s text:c="3"/>ORB <text:s text:c="6"/></text:p>
          </table:table-cell>
          <table:table-cell office:value-type="float" office:value="75" calcext:value-type="float">
            <text:p>75</text:p>
          </table:table-cell>
          <table:table-cell office:value-type="float" office:value="4707.9" calcext:value-type="float">
            <text:p>4707.9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_FLANN <text:s text:c="3"/>SEL_KNN <text:s text:c="3"/>FAST <text:s text:c="5"/>ORB <text:s text:c="6"/>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4797" calcext:value-type="float">
            <text:p>4797</text:p>
          </table:table-cell>
          <table:table-cell table:style-name="ce1" office:value-type="float" office:value="410.333" calcext:value-type="float">
            <text:p>410.333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MAT_BF <text:s text:c="4"/>SEL_NN <text:s text:c="4"/>AKAZE <text:s text:c="3"/>ORB <text:s text:c="6"/></text:p>
          </table:table-cell>
          <table:table-cell office:value-type="float" office:value="33" calcext:value-type="float">
            <text:p>33</text:p>
          </table:table-cell>
          <table:table-cell office:value-type="float" office:value="4840" calcext:value-type="float">
            <text:p>4840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AKAZE <text:s text:c="3"/>ORB <text:s text:c="6"/></text:p>
          </table:table-cell>
          <table:table-cell office:value-type="float" office:value="117" calcext:value-type="float">
            <text:p>117</text:p>
          </table:table-cell>
          <table:table-cell office:value-type="float" office:value="5497" calcext:value-type="float">
            <text:p>5497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_FLANN <text:s text:c="3"/>SEL_NN <text:s text:c="4"/>FAST <text:s text:c="5"/>ORB <text:s text:c="6"/>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688.1" calcext:value-type="float">
            <text:p>5688.1</text:p>
          </table:table-cell>
          <table:table-cell table:style-name="ce1" office:value-type="float" office:value="410.333" calcext:value-type="float">
            <text:p>410.333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MAT_FLANN <text:s text:c="3"/>SEL_KNN <text:s text:c="3"/>AKAZE <text:s text:c="3"/>ORB <text:s text:c="6"/></text:p>
          </table:table-cell>
          <table:table-cell office:value-type="float" office:value="159" calcext:value-type="float">
            <text:p>159</text:p>
          </table:table-cell>
          <table:table-cell office:value-type="float" office:value="6002" calcext:value-type="float">
            <text:p>6002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_BF <text:s text:c="4"/>SEL_KNN <text:s text:c="3"/>BRISK <text:s text:c="3"/>ORB <text:s text:c="6"/>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384.2" calcext:value-type="float">
            <text:p>6384.2</text:p>
          </table:table-cell>
          <table:table-cell table:style-name="ce1" office:value-type="float" office:value="278.667" calcext:value-type="float">
            <text:p>278.667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MAT_BF <text:s text:c="4"/>SEL_NN <text:s text:c="4"/>BRISK <text:s text:c="3"/>ORB <text:s text:c="6"/></text:p>
          </table:table-cell>
          <table:table-cell office:value-type="float" office:value="21" calcext:value-type="float">
            <text:p>21</text:p>
          </table:table-cell>
          <table:table-cell office:value-type="float" office:value="6434.2" calcext:value-type="float">
            <text:p>6434.2</text:p>
          </table:table-cell>
          <table:table-cell office:value-type="float" office:value="176.444" calcext:value-type="float">
            <text:p>176.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ORB <text:s text:c="6"/>ORB <text:s text:c="6"/></text:p>
          </table:table-cell>
          <table:table-cell office:value-type="float" office:value="111" calcext:value-type="float">
            <text:p>111</text:p>
          </table:table-cell>
          <table:table-cell office:value-type="float" office:value="7622.7" calcext:value-type="float">
            <text:p>7622.7</text:p>
          </table:table-cell>
          <table:table-cell office:value-type="float" office:value="114.778" calcext:value-type="float">
            <text:p>114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ORB <text:s text:c="6"/>ORB <text:s text:c="6"/></text:p>
          </table:table-cell>
          <table:table-cell office:value-type="float" office:value="69" calcext:value-type="float">
            <text:p>69</text:p>
          </table:table-cell>
          <table:table-cell office:value-type="float" office:value="7626.7" calcext:value-type="float">
            <text:p>7626.7</text:p>
          </table:table-cell>
          <table:table-cell office:value-type="float" office:value="114.778" calcext:value-type="float">
            <text:p>114.77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_FLANN <text:s text:c="3"/>SEL_NN <text:s text:c="4"/>BRISK <text:s text:c="3"/>ORB <text:s text:c="6"/>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7771.1" calcext:value-type="float">
            <text:p>7771.1</text:p>
          </table:table-cell>
          <table:table-cell table:style-name="ce1" office:value-type="float" office:value="278.667" calcext:value-type="float">
            <text:p>278.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_FLANN <text:s text:c="3"/>SEL_KNN <text:s text:c="3"/>BRISK <text:s text:c="3"/>ORB <text:s text:c="6"/>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7774.8" calcext:value-type="float">
            <text:p>7774.8</text:p>
          </table:table-cell>
          <table:table-cell table:style-name="ce1" office:value-type="float" office:value="278.667" calcext:value-type="float">
            <text:p>278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ORB <text:s text:c="6"/>ORB <text:s text:c="6"/></text:p>
          </table:table-cell>
          <table:table-cell office:value-type="float" office:value="27" calcext:value-type="float">
            <text:p>27</text:p>
          </table:table-cell>
          <table:table-cell office:value-type="float" office:value="7913.9" calcext:value-type="float">
            <text:p>7913.9</text:p>
          </table:table-cell>
          <table:table-cell office:value-type="float" office:value="84.4444" calcext:value-type="float">
            <text:p>84.4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ORB <text:s text:c="6"/>ORB <text:s text:c="6"/></text:p>
          </table:table-cell>
          <table:table-cell office:value-type="float" office:value="153" calcext:value-type="float">
            <text:p>153</text:p>
          </table:table-cell>
          <table:table-cell office:value-type="float" office:value="8074" calcext:value-type="float">
            <text:p>8074</text:p>
          </table:table-cell>
          <table:table-cell office:value-type="float" office:value="114.778" calcext:value-type="float">
            <text:p>114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HARRIS <text:s text:c="2"/>SIFT <text:s text:c="4"/></text:p>
          </table:table-cell>
          <table:table-cell office:value-type="float" office:value="96" calcext:value-type="float">
            <text:p>96</text:p>
          </table:table-cell>
          <table:table-cell office:value-type="float" office:value="8263.5" calcext:value-type="float">
            <text:p>8263.5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HARRIS <text:s text:c="2"/>SIFT <text:s text:c="4"/></text:p>
          </table:table-cell>
          <table:table-cell office:value-type="float" office:value="54" calcext:value-type="float">
            <text:p>54</text:p>
          </table:table-cell>
          <table:table-cell office:value-type="float" office:value="8277.3" calcext:value-type="float">
            <text:p>8277.3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HARRIS <text:s text:c="2"/>SIFT <text:s text:c="4"/></text:p>
          </table:table-cell>
          <table:table-cell office:value-type="float" office:value="138" calcext:value-type="float">
            <text:p>138</text:p>
          </table:table-cell>
          <table:table-cell office:value-type="float" office:value="8315.5" calcext:value-type="float">
            <text:p>8315.5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HARRIS <text:s text:c="2"/>SIFT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8371" calcext:value-type="float">
            <text:p>8371</text:p>
          </table:table-cell>
          <table:table-cell office:value-type="float" office:value="18.2222" calcext:value-type="float">
            <text:p>18.2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SHITOMASI SIFT <text:s text:c="4"/></text:p>
          </table:table-cell>
          <table:table-cell office:value-type="float" office:value="48" calcext:value-type="float">
            <text:p>48</text:p>
          </table:table-cell>
          <table:table-cell office:value-type="float" office:value="8586.8" calcext:value-type="float">
            <text:p>8586.8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SHITOMASI SIFT <text:s text:c="4"/></text:p>
          </table:table-cell>
          <table:table-cell office:value-type="float" office:value="6" calcext:value-type="float">
            <text:p>6</text:p>
          </table:table-cell>
          <table:table-cell office:value-type="float" office:value="8666.7" calcext:value-type="float">
            <text:p>8666.7</text:p>
          </table:table-cell>
          <table:table-cell office:value-type="float" office:value="101.667" calcext:value-type="float">
            <text:p>101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SHITOMASI SIFT <text:s text:c="4"/></text:p>
          </table:table-cell>
          <table:table-cell office:value-type="float" office:value="132" calcext:value-type="float">
            <text:p>132</text:p>
          </table:table-cell>
          <table:table-cell office:value-type="float" office:value="9297.2" calcext:value-type="float">
            <text:p>9297.2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SHITOMASI SIFT <text:s text:c="4"/></text:p>
          </table:table-cell>
          <table:table-cell office:value-type="float" office:value="90" calcext:value-type="float">
            <text:p>90</text:p>
          </table:table-cell>
          <table:table-cell office:value-type="float" office:value="9762.1" calcext:value-type="float">
            <text:p>9762.1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FAST <text:s text:c="5"/>SIFT <text:s text:c="4"/></text:p>
          </table:table-cell>
          <table:table-cell office:value-type="float" office:value="60" calcext:value-type="float">
            <text:p>60</text:p>
          </table:table-cell>
          <table:table-cell office:value-type="float" office:value="11280.6" calcext:value-type="float">
            <text:p>11280.6</text:p>
          </table:table-cell>
          <table:table-cell office:value-type="float" office:value="410.333" calcext:value-type="float">
            <text:p>410.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AKAZE <text:s text:c="3"/>SIFT <text:s text:c="4"/></text:p>
          </table:table-cell>
          <table:table-cell office:value-type="float" office:value="78" calcext:value-type="float">
            <text:p>78</text:p>
          </table:table-cell>
          <table:table-cell office:value-type="float" office:value="11549.2" calcext:value-type="float">
            <text:p>11549.2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FAST <text:s text:c="5"/>SIFT <text:s text:c="4"/></text:p>
          </table:table-cell>
          <table:table-cell office:value-type="float" office:value="18" calcext:value-type="float">
            <text:p>18</text:p>
          </table:table-cell>
          <table:table-cell office:value-type="float" office:value="11786.5" calcext:value-type="float">
            <text:p>11786.5</text:p>
          </table:table-cell>
          <table:table-cell office:value-type="float" office:value="293.444" calcext:value-type="float">
            <text:p>293.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BRISK <text:s text:c="3"/>SIFT <text:s text:c="4"/></text:p>
          </table:table-cell>
          <table:table-cell office:value-type="float" office:value="66" calcext:value-type="float">
            <text:p>66</text:p>
          </table:table-cell>
          <table:table-cell office:value-type="float" office:value="12765.8" calcext:value-type="float">
            <text:p>12765.8</text:p>
          </table:table-cell>
          <table:table-cell office:value-type="float" office:value="278.667" calcext:value-type="float">
            <text:p>278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AKAZE <text:s text:c="3"/>SIFT <text:s text:c="4"/></text:p>
          </table:table-cell>
          <table:table-cell office:value-type="float" office:value="36" calcext:value-type="float">
            <text:p>36</text:p>
          </table:table-cell>
          <table:table-cell office:value-type="float" office:value="12902.5" calcext:value-type="float">
            <text:p>12902.5</text:p>
          </table:table-cell>
          <table:table-cell office:value-type="float" office:value="141.889" calcext:value-type="float">
            <text:p>141.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BRISK <text:s text:c="3"/>SIFT <text:s text:c="4"/></text:p>
          </table:table-cell>
          <table:table-cell office:value-type="float" office:value="24" calcext:value-type="float">
            <text:p>24</text:p>
          </table:table-cell>
          <table:table-cell office:value-type="float" office:value="13179.2" calcext:value-type="float">
            <text:p>13179.2</text:p>
          </table:table-cell>
          <table:table-cell office:value-type="float" office:value="170.667" calcext:value-type="float">
            <text:p>170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AKAZE <text:s text:c="3"/>SIFT <text:s text:c="4"/></text:p>
          </table:table-cell>
          <table:table-cell office:value-type="float" office:value="162" calcext:value-type="float">
            <text:p>162</text:p>
          </table:table-cell>
          <table:table-cell office:value-type="float" office:value="13513.8" calcext:value-type="float">
            <text:p>13513.8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AKAZE <text:s text:c="3"/>SIFT <text:s text:c="4"/></text:p>
          </table:table-cell>
          <table:table-cell office:value-type="float" office:value="120" calcext:value-type="float">
            <text:p>120</text:p>
          </table:table-cell>
          <table:table-cell office:value-type="float" office:value="13976.4" calcext:value-type="float">
            <text:p>13976.4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FAST <text:s text:c="5"/>SIFT <text:s text:c="4"/></text:p>
          </table:table-cell>
          <table:table-cell office:value-type="float" office:value="102" calcext:value-type="float">
            <text:p>102</text:p>
          </table:table-cell>
          <table:table-cell office:value-type="float" office:value="14167.5" calcext:value-type="float">
            <text:p>14167.5</text:p>
          </table:table-cell>
          <table:table-cell office:value-type="float" office:value="410.333" calcext:value-type="float">
            <text:p>410.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FAST <text:s text:c="5"/>SIFT <text:s text:c="4"/></text:p>
          </table:table-cell>
          <table:table-cell office:value-type="float" office:value="144" calcext:value-type="float">
            <text:p>144</text:p>
          </table:table-cell>
          <table:table-cell office:value-type="float" office:value="14517.6" calcext:value-type="float">
            <text:p>14517.6</text:p>
          </table:table-cell>
          <table:table-cell office:value-type="float" office:value="410.333" calcext:value-type="float">
            <text:p>410.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BRISK <text:s text:c="3"/>SIFT <text:s text:c="4"/></text:p>
          </table:table-cell>
          <table:table-cell office:value-type="float" office:value="150" calcext:value-type="float">
            <text:p>150</text:p>
          </table:table-cell>
          <table:table-cell office:value-type="float" office:value="14649.9" calcext:value-type="float">
            <text:p>14649.9</text:p>
          </table:table-cell>
          <table:table-cell office:value-type="float" office:value="278.667" calcext:value-type="float">
            <text:p>278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BRISK <text:s text:c="3"/>SIFT <text:s text:c="4"/></text:p>
          </table:table-cell>
          <table:table-cell office:value-type="float" office:value="108" calcext:value-type="float">
            <text:p>108</text:p>
          </table:table-cell>
          <table:table-cell office:value-type="float" office:value="14669.4" calcext:value-type="float">
            <text:p>14669.4</text:p>
          </table:table-cell>
          <table:table-cell office:value-type="float" office:value="278.667" calcext:value-type="float">
            <text:p>278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ORB <text:s text:c="6"/>SIFT <text:s text:c="4"/></text:p>
          </table:table-cell>
          <table:table-cell office:value-type="float" office:value="72" calcext:value-type="float">
            <text:p>72</text:p>
          </table:table-cell>
          <table:table-cell office:value-type="float" office:value="14813.2" calcext:value-type="float">
            <text:p>14813.2</text:p>
          </table:table-cell>
          <table:table-cell office:value-type="float" office:value="114.778" calcext:value-type="float">
            <text:p>114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ORB <text:s text:c="6"/>SIFT <text:s text:c="4"/></text:p>
          </table:table-cell>
          <table:table-cell office:value-type="float" office:value="30" calcext:value-type="float">
            <text:p>30</text:p>
          </table:table-cell>
          <table:table-cell office:value-type="float" office:value="14970.1" calcext:value-type="float">
            <text:p>14970.1</text:p>
          </table:table-cell>
          <table:table-cell office:value-type="float" office:value="79.7778" calcext:value-type="float">
            <text:p>79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ORB <text:s text:c="6"/>SIFT <text:s text:c="4"/></text:p>
          </table:table-cell>
          <table:table-cell office:value-type="float" office:value="114" calcext:value-type="float">
            <text:p>114</text:p>
          </table:table-cell>
          <table:table-cell office:value-type="float" office:value="15530.8" calcext:value-type="float">
            <text:p>15530.8</text:p>
          </table:table-cell>
          <table:table-cell office:value-type="float" office:value="114.778" calcext:value-type="float">
            <text:p>114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ORB <text:s text:c="6"/>SIFT <text:s text:c="4"/></text:p>
          </table:table-cell>
          <table:table-cell office:value-type="float" office:value="156" calcext:value-type="float">
            <text:p>156</text:p>
          </table:table-cell>
          <table:table-cell office:value-type="float" office:value="16117.2" calcext:value-type="float">
            <text:p>16117.2</text:p>
          </table:table-cell>
          <table:table-cell office:value-type="float" office:value="114.778" calcext:value-type="float">
            <text:p>114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SIFT <text:s text:c="4"/>FREAK <text:s text:c="3"/></text:p>
          </table:table-cell>
          <table:table-cell office:value-type="float" office:value="40" calcext:value-type="float">
            <text:p>40</text:p>
          </table:table-cell>
          <table:table-cell office:value-type="float" office:value="17362" calcext:value-type="float">
            <text:p>17362</text:p>
          </table:table-cell>
          <table:table-cell office:value-type="float" office:value="75.8889" calcext:value-type="float">
            <text:p>75.8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HARRIS <text:s text:c="2"/>BRISK <text:s text:c="4"/></text:p>
          </table:table-cell>
          <table:table-cell office:value-type="float" office:value="49" calcext:value-type="float">
            <text:p>49</text:p>
          </table:table-cell>
          <table:table-cell office:value-type="float" office:value="17479" calcext:value-type="float">
            <text:p>17479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ORB <text:s text:c="6"/>BRISK <text:s text:c="4"/></text:p>
          </table:table-cell>
          <table:table-cell office:value-type="float" office:value="67" calcext:value-type="float">
            <text:p>67</text:p>
          </table:table-cell>
          <table:table-cell office:value-type="float" office:value="17513.6" calcext:value-type="float">
            <text:p>17513.6</text:p>
          </table:table-cell>
          <table:table-cell office:value-type="float" office:value="105.556" calcext:value-type="float">
            <text:p>105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SIFT <text:s text:c="4"/>BRISK <text:s text:c="4"/></text:p>
          </table:table-cell>
          <table:table-cell office:value-type="float" office:value="79" calcext:value-type="float">
            <text:p>79</text:p>
          </table:table-cell>
          <table:table-cell office:value-type="float" office:value="17782.3" calcext:value-type="float">
            <text:p>17782.3</text:p>
          </table:table-cell>
          <table:table-cell office:value-type="float" office:value="138.667" calcext:value-type="float">
            <text:p>138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SIFT <text:s text:c="4"/>FREAK <text:s text:c="3"/></text:p>
          </table:table-cell>
          <table:table-cell office:value-type="float" office:value="82" calcext:value-type="float">
            <text:p>82</text:p>
          </table:table-cell>
          <table:table-cell office:value-type="float" office:value="17796.4" calcext:value-type="float">
            <text:p>17796.4</text:p>
          </table:table-cell>
          <table:table-cell office:value-type="float" office:value="137.667" calcext:value-type="float">
            <text:p>137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HARRIS <text:s text:c="2"/>BRISK <text:s text:c="4"/></text:p>
          </table:table-cell>
          <table:table-cell office:value-type="float" office:value="91" calcext:value-type="float">
            <text:p>91</text:p>
          </table:table-cell>
          <table:table-cell office:value-type="float" office:value="17853.2" calcext:value-type="float">
            <text:p>17853.2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HARRIS <text:s text:c="2"/>FREAK <text:s text:c="3"/></text:p>
          </table:table-cell>
          <table:table-cell office:value-type="float" office:value="52" calcext:value-type="float">
            <text:p>52</text:p>
          </table:table-cell>
          <table:table-cell office:value-type="float" office:value="17948.2" calcext:value-type="float">
            <text:p>17948.2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SIFT <text:s text:c="4"/>BRISK <text:s text:c="4"/></text:p>
          </table:table-cell>
          <table:table-cell office:value-type="float" office:value="163" calcext:value-type="float">
            <text:p>163</text:p>
          </table:table-cell>
          <table:table-cell office:value-type="float" office:value="17951.1" calcext:value-type="float">
            <text:p>17951.1</text:p>
          </table:table-cell>
          <table:table-cell office:value-type="float" office:value="138.667" calcext:value-type="float">
            <text:p>138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ORB <text:s text:c="6"/>FREAK <text:s text:c="3"/></text:p>
          </table:table-cell>
          <table:table-cell office:value-type="float" office:value="70" calcext:value-type="float">
            <text:p>70</text:p>
          </table:table-cell>
          <table:table-cell office:value-type="float" office:value="18067.6" calcext:value-type="float">
            <text:p>18067.6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SHITOMASI FREAK <text:s text:c="3"/></text:p>
          </table:table-cell>
          <table:table-cell office:value-type="float" office:value="46" calcext:value-type="float">
            <text:p>46</text:p>
          </table:table-cell>
          <table:table-cell office:value-type="float" office:value="18205.5" calcext:value-type="float">
            <text:p>18205.5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AKAZE <text:s text:c="3"/>BRISK <text:s text:c="4"/></text:p>
          </table:table-cell>
          <table:table-cell office:value-type="float" office:value="73" calcext:value-type="float">
            <text:p>73</text:p>
          </table:table-cell>
          <table:table-cell office:value-type="float" office:value="18216.3" calcext:value-type="float">
            <text:p>18216.3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HARRIS <text:s text:c="2"/>FREAK <text:s text:c="3"/></text:p>
          </table:table-cell>
          <table:table-cell office:value-type="float" office:value="94" calcext:value-type="float">
            <text:p>94</text:p>
          </table:table-cell>
          <table:table-cell office:value-type="float" office:value="18258.3" calcext:value-type="float">
            <text:p>18258.3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AKAZE <text:s text:c="3"/>FREAK <text:s text:c="3"/></text:p>
          </table:table-cell>
          <table:table-cell office:value-type="float" office:value="76" calcext:value-type="float">
            <text:p>76</text:p>
          </table:table-cell>
          <table:table-cell office:value-type="float" office:value="18264" calcext:value-type="float">
            <text:p>18264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HARRIS <text:s text:c="2"/>FREAK <text:s text:c="3"/></text:p>
          </table:table-cell>
          <table:table-cell office:value-type="float" office:value="10" calcext:value-type="float">
            <text:p>10</text:p>
          </table:table-cell>
          <table:table-cell office:value-type="float" office:value="18309.2" calcext:value-type="float">
            <text:p>18309.2</text:p>
          </table:table-cell>
          <table:table-cell office:value-type="float" office:value="17.2222" calcext:value-type="float">
            <text:p>17.2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BRISK <text:s text:c="3"/>FREAK <text:s text:c="3"/></text:p>
          </table:table-cell>
          <table:table-cell office:value-type="float" office:value="22" calcext:value-type="float">
            <text:p>22</text:p>
          </table:table-cell>
          <table:table-cell office:value-type="float" office:value="18323.3" calcext:value-type="float">
            <text:p>18323.3</text:p>
          </table:table-cell>
          <table:table-cell office:value-type="float" office:value="166.111" calcext:value-type="float">
            <text:p>166.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BRISK <text:s text:c="3"/>FREAK <text:s text:c="3"/></text:p>
          </table:table-cell>
          <table:table-cell office:value-type="float" office:value="64" calcext:value-type="float">
            <text:p>64</text:p>
          </table:table-cell>
          <table:table-cell office:value-type="float" office:value="18344.2" calcext:value-type="float">
            <text:p>18344.2</text:p>
          </table:table-cell>
          <table:table-cell office:value-type="float" office:value="258.444" calcext:value-type="float">
            <text:p>258.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SIFT <text:s text:c="4"/>FREAK <text:s text:c="3"/></text:p>
          </table:table-cell>
          <table:table-cell office:value-type="float" office:value="166" calcext:value-type="float">
            <text:p>166</text:p>
          </table:table-cell>
          <table:table-cell office:value-type="float" office:value="18387.9" calcext:value-type="float">
            <text:p>18387.9</text:p>
          </table:table-cell>
          <table:table-cell office:value-type="float" office:value="137.667" calcext:value-type="float">
            <text:p>137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SHITOMASI BRISK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8402.4" calcext:value-type="float">
            <text:p>18402.4</text:p>
          </table:table-cell>
          <table:table-cell office:value-type="float" office:value="91.3333" calcext:value-type="float">
            <text:p>91.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SHITOMASI BRISK <text:s text:c="4"/></text:p>
          </table:table-cell>
          <table:table-cell office:value-type="float" office:value="43" calcext:value-type="float">
            <text:p>43</text:p>
          </table:table-cell>
          <table:table-cell office:value-type="float" office:value="18409" calcext:value-type="float">
            <text:p>18409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SIFT <text:s text:c="4"/>BRISK <text:s text:c="4"/></text:p>
          </table:table-cell>
          <table:table-cell office:value-type="float" office:value="121" calcext:value-type="float">
            <text:p>121</text:p>
          </table:table-cell>
          <table:table-cell office:value-type="float" office:value="18460.6" calcext:value-type="float">
            <text:p>18460.6</text:p>
          </table:table-cell>
          <table:table-cell office:value-type="float" office:value="138.667" calcext:value-type="float">
            <text:p>138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SIFT <text:s text:c="4"/>FREAK <text:s text:c="3"/></text:p>
          </table:table-cell>
          <table:table-cell office:value-type="float" office:value="124" calcext:value-type="float">
            <text:p>124</text:p>
          </table:table-cell>
          <table:table-cell office:value-type="float" office:value="18481.5" calcext:value-type="float">
            <text:p>18481.5</text:p>
          </table:table-cell>
          <table:table-cell office:value-type="float" office:value="137.667" calcext:value-type="float">
            <text:p>137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HARRIS <text:s text:c="2"/>FREAK <text:s text:c="3"/></text:p>
          </table:table-cell>
          <table:table-cell office:value-type="float" office:value="136" calcext:value-type="float">
            <text:p>136</text:p>
          </table:table-cell>
          <table:table-cell office:value-type="float" office:value="18553.4" calcext:value-type="float">
            <text:p>18553.4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ORB <text:s text:c="6"/>BRISK <text:s text:c="4"/></text:p>
          </table:table-cell>
          <table:table-cell office:value-type="float" office:value="25" calcext:value-type="float">
            <text:p>25</text:p>
          </table:table-cell>
          <table:table-cell office:value-type="float" office:value="18579.8" calcext:value-type="float">
            <text:p>18579.8</text:p>
          </table:table-cell>
          <table:table-cell office:value-type="float" office:value="79.6667" calcext:value-type="float">
            <text:p>79.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ORB <text:s text:c="6"/>FREAK <text:s text:c="3"/></text:p>
          </table:table-cell>
          <table:table-cell office:value-type="float" office:value="112" calcext:value-type="float">
            <text:p>112</text:p>
          </table:table-cell>
          <table:table-cell office:value-type="float" office:value="18585.2" calcext:value-type="float">
            <text:p>18585.2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SHITOMASI FREAK <text:s text:c="3"/></text:p>
          </table:table-cell>
          <table:table-cell office:value-type="float" office:value="4" calcext:value-type="float">
            <text:p>4</text:p>
          </table:table-cell>
          <table:table-cell office:value-type="float" office:value="18597.9" calcext:value-type="float">
            <text:p>18597.9</text:p>
          </table:table-cell>
          <table:table-cell office:value-type="float" office:value="92.1111" calcext:value-type="float">
            <text:p>92.1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SIFT <text:s text:c="4"/>BRISK <text:s text:c="4"/></text:p>
          </table:table-cell>
          <table:table-cell office:value-type="float" office:value="37" calcext:value-type="float">
            <text:p>37</text:p>
          </table:table-cell>
          <table:table-cell office:value-type="float" office:value="18718.7" calcext:value-type="float">
            <text:p>18718.7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HARRIS <text:s text:c="2"/>BRISK <text:s text:c="4"/></text:p>
          </table:table-cell>
          <table:table-cell office:value-type="float" office:value="133" calcext:value-type="float">
            <text:p>133</text:p>
          </table:table-cell>
          <table:table-cell office:value-type="float" office:value="18724.4" calcext:value-type="float">
            <text:p>18724.4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AKAZE <text:s text:c="3"/>FREAK <text:s text:c="3"/></text:p>
          </table:table-cell>
          <table:table-cell office:value-type="float" office:value="118" calcext:value-type="float">
            <text:p>118</text:p>
          </table:table-cell>
          <table:table-cell office:value-type="float" office:value="18759.7" calcext:value-type="float">
            <text:p>18759.7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BRISK <text:s text:c="3"/>BRISK <text:s text:c="4"/></text:p>
          </table:table-cell>
          <table:table-cell office:value-type="float" office:value="61" calcext:value-type="float">
            <text:p>61</text:p>
          </table:table-cell>
          <table:table-cell office:value-type="float" office:value="18834.4" calcext:value-type="float">
            <text:p>18834.4</text:p>
          </table:table-cell>
          <table:table-cell office:value-type="float" office:value="278.667" calcext:value-type="float">
            <text:p>278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AKAZE <text:s text:c="3"/>BRISK <text:s text:c="4"/></text:p>
          </table:table-cell>
          <table:table-cell office:value-type="float" office:value="31" calcext:value-type="float">
            <text:p>31</text:p>
          </table:table-cell>
          <table:table-cell office:value-type="float" office:value="18845.5" calcext:value-type="float">
            <text:p>18845.5</text:p>
          </table:table-cell>
          <table:table-cell office:value-type="float" office:value="139.556" calcext:value-type="float">
            <text:p>139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AKAZE <text:s text:c="3"/>BRISK <text:s text:c="4"/></text:p>
          </table:table-cell>
          <table:table-cell office:value-type="float" office:value="157" calcext:value-type="float">
            <text:p>157</text:p>
          </table:table-cell>
          <table:table-cell office:value-type="float" office:value="18860.5" calcext:value-type="float">
            <text:p>18860.5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ORB <text:s text:c="6"/>FREAK <text:s text:c="3"/></text:p>
          </table:table-cell>
          <table:table-cell office:value-type="float" office:value="154" calcext:value-type="float">
            <text:p>154</text:p>
          </table:table-cell>
          <table:table-cell office:value-type="float" office:value="18892.7" calcext:value-type="float">
            <text:p>18892.7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HARRIS <text:s text:c="2"/>BRISK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19008" calcext:value-type="float">
            <text:p>19008</text:p>
          </table:table-cell>
          <table:table-cell office:value-type="float" office:value="16.5556" calcext:value-type="float">
            <text:p>16.5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AKAZE <text:s text:c="3"/>BRISK <text:s text:c="4"/></text:p>
          </table:table-cell>
          <table:table-cell office:value-type="float" office:value="115" calcext:value-type="float">
            <text:p>115</text:p>
          </table:table-cell>
          <table:table-cell office:value-type="float" office:value="19035.4" calcext:value-type="float">
            <text:p>19035.4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AKAZE <text:s text:c="3"/>FREAK <text:s text:c="3"/></text:p>
          </table:table-cell>
          <table:table-cell office:value-type="float" office:value="34" calcext:value-type="float">
            <text:p>34</text:p>
          </table:table-cell>
          <table:table-cell office:value-type="float" office:value="19090.1" calcext:value-type="float">
            <text:p>19090.1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SHITOMASI BRISK <text:s text:c="4"/></text:p>
          </table:table-cell>
          <table:table-cell office:value-type="float" office:value="127" calcext:value-type="float">
            <text:p>127</text:p>
          </table:table-cell>
          <table:table-cell office:value-type="float" office:value="19192.4" calcext:value-type="float">
            <text:p>19192.4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SHITOMASI FREAK <text:s text:c="3"/></text:p>
          </table:table-cell>
          <table:table-cell office:value-type="float" office:value="88" calcext:value-type="float">
            <text:p>88</text:p>
          </table:table-cell>
          <table:table-cell office:value-type="float" office:value="19204.1" calcext:value-type="float">
            <text:p>19204.1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AKAZE <text:s text:c="3"/>AKAZE <text:s text:c="3"/></text:p>
          </table:table-cell>
          <table:table-cell office:value-type="float" office:value="77" calcext:value-type="float">
            <text:p>77</text:p>
          </table:table-cell>
          <table:table-cell office:value-type="float" office:value="19405.4" calcext:value-type="float">
            <text:p>19405.4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ORB <text:s text:c="6"/>BRISK <text:s text:c="4"/></text:p>
          </table:table-cell>
          <table:table-cell office:value-type="float" office:value="151" calcext:value-type="float">
            <text:p>151</text:p>
          </table:table-cell>
          <table:table-cell office:value-type="float" office:value="19573.2" calcext:value-type="float">
            <text:p>19573.2</text:p>
          </table:table-cell>
          <table:table-cell office:value-type="float" office:value="105.556" calcext:value-type="float">
            <text:p>105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SHITOMASI BRISK <text:s text:c="4"/></text:p>
          </table:table-cell>
          <table:table-cell office:value-type="float" office:value="85" calcext:value-type="float">
            <text:p>85</text:p>
          </table:table-cell>
          <table:table-cell office:value-type="float" office:value="19626.2" calcext:value-type="float">
            <text:p>19626.2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ORB <text:s text:c="6"/>FREAK <text:s text:c="3"/></text:p>
          </table:table-cell>
          <table:table-cell office:value-type="float" office:value="28" calcext:value-type="float">
            <text:p>28</text:p>
          </table:table-cell>
          <table:table-cell office:value-type="float" office:value="19668.2" calcext:value-type="float">
            <text:p>19668.2</text:p>
          </table:table-cell>
          <table:table-cell office:value-type="float" office:value="45.7778" calcext:value-type="float">
            <text:p>45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AKAZE <text:s text:c="3"/>FREAK <text:s text:c="3"/></text:p>
          </table:table-cell>
          <table:table-cell office:value-type="float" office:value="160" calcext:value-type="float">
            <text:p>160</text:p>
          </table:table-cell>
          <table:table-cell office:value-type="float" office:value="19737" calcext:value-type="float">
            <text:p>19737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BRISK <text:s text:c="3"/>BRISK <text:s text:c="4"/></text:p>
          </table:table-cell>
          <table:table-cell office:value-type="float" office:value="19" calcext:value-type="float">
            <text:p>19</text:p>
          </table:table-cell>
          <table:table-cell office:value-type="float" office:value="19743.1" calcext:value-type="float">
            <text:p>19743.1</text:p>
          </table:table-cell>
          <table:table-cell office:value-type="float" office:value="177.778" calcext:value-type="float">
            <text:p>177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BRISK <text:s text:c="3"/>FREAK <text:s text:c="3"/></text:p>
          </table:table-cell>
          <table:table-cell office:value-type="float" office:value="148" calcext:value-type="float">
            <text:p>148</text:p>
          </table:table-cell>
          <table:table-cell office:value-type="float" office:value="19807.7" calcext:value-type="float">
            <text:p>19807.7</text:p>
          </table:table-cell>
          <table:table-cell office:value-type="float" office:value="258.444" calcext:value-type="float">
            <text:p>258.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BRISK <text:s text:c="3"/>FREAK <text:s text:c="3"/></text:p>
          </table:table-cell>
          <table:table-cell office:value-type="float" office:value="106" calcext:value-type="float">
            <text:p>106</text:p>
          </table:table-cell>
          <table:table-cell office:value-type="float" office:value="19935.2" calcext:value-type="float">
            <text:p>19935.2</text:p>
          </table:table-cell>
          <table:table-cell office:value-type="float" office:value="258.444" calcext:value-type="float">
            <text:p>258.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AKAZE <text:s text:c="3"/>AKAZE <text:s text:c="3"/></text:p>
          </table:table-cell>
          <table:table-cell office:value-type="float" office:value="161" calcext:value-type="float">
            <text:p>161</text:p>
          </table:table-cell>
          <table:table-cell office:value-type="float" office:value="20042.3" calcext:value-type="float">
            <text:p>20042.3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AKAZE <text:s text:c="3"/>AKAZE <text:s text:c="3"/></text:p>
          </table:table-cell>
          <table:table-cell office:value-type="float" office:value="119" calcext:value-type="float">
            <text:p>119</text:p>
          </table:table-cell>
          <table:table-cell office:value-type="float" office:value="20058.8" calcext:value-type="float">
            <text:p>20058.8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BRISK <text:s text:c="3"/>BRISK <text:s text:c="4"/></text:p>
          </table:table-cell>
          <table:table-cell office:value-type="float" office:value="145" calcext:value-type="float">
            <text:p>145</text:p>
          </table:table-cell>
          <table:table-cell office:value-type="float" office:value="20065.8" calcext:value-type="float">
            <text:p>20065.8</text:p>
          </table:table-cell>
          <table:table-cell office:value-type="float" office:value="278.667" calcext:value-type="float">
            <text:p>278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SHITOMASI FREAK <text:s text:c="3"/></text:p>
          </table:table-cell>
          <table:table-cell office:value-type="float" office:value="130" calcext:value-type="float">
            <text:p>130</text:p>
          </table:table-cell>
          <table:table-cell office:value-type="float" office:value="20101.2" calcext:value-type="float">
            <text:p>20101.2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ORB <text:s text:c="6"/>BRISK <text:s text:c="4"/></text:p>
          </table:table-cell>
          <table:table-cell office:value-type="float" office:value="109" calcext:value-type="float">
            <text:p>109</text:p>
          </table:table-cell>
          <table:table-cell office:value-type="float" office:value="20204.3" calcext:value-type="float">
            <text:p>20204.3</text:p>
          </table:table-cell>
          <table:table-cell office:value-type="float" office:value="105.556" calcext:value-type="float">
            <text:p>105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BRISK <text:s text:c="3"/>BRISK <text:s text:c="4"/></text:p>
          </table:table-cell>
          <table:table-cell office:value-type="float" office:value="103" calcext:value-type="float">
            <text:p>103</text:p>
          </table:table-cell>
          <table:table-cell office:value-type="float" office:value="20278.1" calcext:value-type="float">
            <text:p>20278.1</text:p>
          </table:table-cell>
          <table:table-cell office:value-type="float" office:value="278.667" calcext:value-type="float">
            <text:p>278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FAST <text:s text:c="5"/>FREAK <text:s text:c="3"/></text:p>
          </table:table-cell>
          <table:table-cell office:value-type="float" office:value="58" calcext:value-type="float">
            <text:p>58</text:p>
          </table:table-cell>
          <table:table-cell office:value-type="float" office:value="20568.4" calcext:value-type="float">
            <text:p>20568.4</text:p>
          </table:table-cell>
          <table:table-cell office:value-type="float" office:value="410.333" calcext:value-type="float">
            <text:p>410.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FAST <text:s text:c="5"/>FREAK <text:s text:c="3"/></text:p>
          </table:table-cell>
          <table:table-cell office:value-type="float" office:value="16" calcext:value-type="float">
            <text:p>16</text:p>
          </table:table-cell>
          <table:table-cell office:value-type="float" office:value="21922.7" calcext:value-type="float">
            <text:p>21922.7</text:p>
          </table:table-cell>
          <table:table-cell office:value-type="float" office:value="264.667" calcext:value-type="float">
            <text:p>264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FAST <text:s text:c="5"/>BRISK <text:s text:c="4"/></text:p>
          </table:table-cell>
          <table:table-cell office:value-type="float" office:value="55" calcext:value-type="float">
            <text:p>55</text:p>
          </table:table-cell>
          <table:table-cell office:value-type="float" office:value="21983.5" calcext:value-type="float">
            <text:p>21983.5</text:p>
          </table:table-cell>
          <table:table-cell office:value-type="float" office:value="410.333" calcext:value-type="float">
            <text:p>410.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FAST <text:s text:c="5"/>FREAK <text:s text:c="3"/></text:p>
          </table:table-cell>
          <table:table-cell office:value-type="float" office:value="100" calcext:value-type="float">
            <text:p>100</text:p>
          </table:table-cell>
          <table:table-cell office:value-type="float" office:value="23148" calcext:value-type="float">
            <text:p>23148</text:p>
          </table:table-cell>
          <table:table-cell office:value-type="float" office:value="410.333" calcext:value-type="float">
            <text:p>410.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FAST <text:s text:c="5"/>BRISK <text:s text:c="4"/></text:p>
          </table:table-cell>
          <table:table-cell office:value-type="float" office:value="13" calcext:value-type="float">
            <text:p>13</text:p>
          </table:table-cell>
          <table:table-cell office:value-type="float" office:value="23503.8" calcext:value-type="float">
            <text:p>23503.8</text:p>
          </table:table-cell>
          <table:table-cell office:value-type="float" office:value="266.111" calcext:value-type="float">
            <text:p>266.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FAST <text:s text:c="5"/>FREAK <text:s text:c="3"/></text:p>
          </table:table-cell>
          <table:table-cell office:value-type="float" office:value="142" calcext:value-type="float">
            <text:p>142</text:p>
          </table:table-cell>
          <table:table-cell office:value-type="float" office:value="23863.2" calcext:value-type="float">
            <text:p>23863.2</text:p>
          </table:table-cell>
          <table:table-cell office:value-type="float" office:value="410.333" calcext:value-type="float">
            <text:p>410.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FAST <text:s text:c="5"/>BRISK <text:s text:c="4"/></text:p>
          </table:table-cell>
          <table:table-cell office:value-type="float" office:value="97" calcext:value-type="float">
            <text:p>97</text:p>
          </table:table-cell>
          <table:table-cell office:value-type="float" office:value="24169.9" calcext:value-type="float">
            <text:p>24169.9</text:p>
          </table:table-cell>
          <table:table-cell office:value-type="float" office:value="410.333" calcext:value-type="float">
            <text:p>410.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FAST <text:s text:c="5"/>BRISK <text:s text:c="4"/></text:p>
          </table:table-cell>
          <table:table-cell office:value-type="float" office:value="139" calcext:value-type="float">
            <text:p>139</text:p>
          </table:table-cell>
          <table:table-cell office:value-type="float" office:value="24190.9" calcext:value-type="float">
            <text:p>24190.9</text:p>
          </table:table-cell>
          <table:table-cell office:value-type="float" office:value="410.333" calcext:value-type="float">
            <text:p>410.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AKAZE <text:s text:c="3"/>AKAZE <text:s text:c="3"/></text:p>
          </table:table-cell>
          <table:table-cell office:value-type="float" office:value="35" calcext:value-type="float">
            <text:p>35</text:p>
          </table:table-cell>
          <table:table-cell office:value-type="float" office:value="26319.1" calcext:value-type="float">
            <text:p>26319.1</text:p>
          </table:table-cell>
          <table:table-cell office:value-type="float" office:value="138.889" calcext:value-type="float">
            <text:p>138.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SIFT <text:s text:c="4"/>SIFT <text:s text:c="4"/></text:p>
          </table:table-cell>
          <table:table-cell office:value-type="float" office:value="42" calcext:value-type="float">
            <text:p>42</text:p>
          </table:table-cell>
          <table:table-cell office:value-type="float" office:value="37694.3" calcext:value-type="float">
            <text:p>37694.3</text:p>
          </table:table-cell>
          <table:table-cell office:value-type="float" office:value="92.4444" calcext:value-type="float">
            <text:p>92.4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SIFT <text:s text:c="4"/>SIFT <text:s text:c="4"/></text:p>
          </table:table-cell>
          <table:table-cell office:value-type="float" office:value="168" calcext:value-type="float">
            <text:p>168</text:p>
          </table:table-cell>
          <table:table-cell office:value-type="float" office:value="38851.1" calcext:value-type="float">
            <text:p>38851.1</text:p>
          </table:table-cell>
          <table:table-cell office:value-type="float" office:value="138.778" calcext:value-type="float">
            <text:p>138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SIFT <text:s text:c="4"/>SIFT <text:s text:c="4"/></text:p>
          </table:table-cell>
          <table:table-cell office:value-type="float" office:value="84" calcext:value-type="float">
            <text:p>84</text:p>
          </table:table-cell>
          <table:table-cell office:value-type="float" office:value="38901.7" calcext:value-type="float">
            <text:p>38901.7</text:p>
          </table:table-cell>
          <table:table-cell office:value-type="float" office:value="138.778" calcext:value-type="float">
            <text:p>138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SIFT <text:s text:c="4"/>SIFT <text:s text:c="4"/></text:p>
          </table:table-cell>
          <table:table-cell office:value-type="float" office:value="126" calcext:value-type="float">
            <text:p>126</text:p>
          </table:table-cell>
          <table:table-cell office:value-type="float" office:value="39406.8" calcext:value-type="float">
            <text:p>39406.8</text:p>
          </table:table-cell>
          <table:table-cell office:value-type="float" office:value="138.778" calcext:value-type="float">
            <text:p>138.778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Data_avg.A1:Data_avg.D169" table:display-filter-buttons="true">
          <table:filter>
            <table:filter-and>
              <table:filter-condition table:field-number="3" table:value="100" table:operator="=">
                <table:filter-set-item table:value="100"/>
                <table:filter-set-item table:value="100.444"/>
                <table:filter-set-item table:value="101.667"/>
                <table:filter-set-item table:value="105.556"/>
                <table:filter-set-item table:value="114.778"/>
                <table:filter-set-item table:value="118.556"/>
                <table:filter-set-item table:value="134"/>
                <table:filter-set-item table:value="137.667"/>
                <table:filter-set-item table:value="138.667"/>
                <table:filter-set-item table:value="138.778"/>
                <table:filter-set-item table:value="138.889"/>
                <table:filter-set-item table:value="139"/>
                <table:filter-set-item table:value="139.222"/>
                <table:filter-set-item table:value="139.556"/>
                <table:filter-set-item table:value="141.889"/>
                <table:filter-set-item table:value="16.5556"/>
                <table:filter-set-item table:value="165.667"/>
                <table:filter-set-item table:value="166.111"/>
                <table:filter-set-item table:value="17.2222"/>
                <table:filter-set-item table:value="17.8889"/>
                <table:filter-set-item table:value="170.667"/>
                <table:filter-set-item table:value="172.222"/>
                <table:filter-set-item table:value="176.444"/>
                <table:filter-set-item table:value="177.778"/>
                <table:filter-set-item table:value="18.2222"/>
                <table:filter-set-item table:value="24.7778"/>
                <table:filter-set-item table:value="258.444"/>
                <table:filter-set-item table:value="264.667"/>
                <table:filter-set-item table:value="266.111"/>
                <table:filter-set-item table:value="278.667"/>
                <table:filter-set-item table:value="287.556"/>
                <table:filter-set-item table:value="288.444"/>
                <table:filter-set-item table:value="293.444"/>
                <table:filter-set-item table:value="410.333"/>
                <table:filter-set-item table:value="45.7778"/>
                <table:filter-set-item table:value="61"/>
                <table:filter-set-item table:value="61.1111"/>
                <table:filter-set-item table:value="75.8889"/>
                <table:filter-set-item table:value="78"/>
                <table:filter-set-item table:value="79.6667"/>
                <table:filter-set-item table:value="79.7778"/>
                <table:filter-set-item table:value="83.6667"/>
                <table:filter-set-item table:value="84.4444"/>
                <table:filter-set-item table:value="91.3333"/>
                <table:filter-set-item table:value="92.1111"/>
                <table:filter-set-item table:value="92.4444"/>
              </table:filter-condition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20:35:38.697046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8T20:39:52.606752521</dc:date>
    <meta:editing-duration>PT5M54S</meta:editing-duration>
    <meta:editing-cycles>2</meta:editing-cycles>
    <meta:generator>LibreOffice/6.4.7.2$Linux_X86_64 LibreOffice_project/40$Build-2</meta:generator>
    <meta:document-statistic meta:table-count="1" meta:cell-count="676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1cm" svg:stroke-color="#004586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width="0.051cm" svg:stroke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6.292cm" svg:height="16.004cm" xlink:href=".." xlink:type="simple" chart:class="chart:line" chart:style-name="ch1">
        <chart:title svg:x="35.39cm" svg:y="0.456cm" chart:style-name="ch2">
          <text:p>Total time and KP matches</text:p>
        </chart:title>
        <chart:legend chart:legend-position="top" svg:x="34.776cm" svg:y="1.42cm" style:legend-expansion="wide" chart:style-name="ch3"/>
        <chart:plot-area chart:style-name="ch4" table:cell-range-address="Data_avg.B2:Data_avg.D169 Data_avg.C1:Data_avg.D1" chart:data-source-has-labels="both" svg:x="1.525cm" svg:y="2.338cm" svg:width="73.242cm" svg:height="13.346cm">
          <chartooo:coordinate-region svg:x="2.702cm" svg:y="2.537cm" svg:width="71.258cm" svg:height="12.341cm"/>
          <chart:axis chart:dimension="x" chart:name="primary-x" chart:style-name="ch5" chartooo:axis-type="auto">
            <chartooo:date-scale/>
            <chart:categories table:cell-range-address="Data_avg.B2:Data_avg.B169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ata_avg.C2:Data_avg.C169" chart:label-cell-address="Data_avg.C1:Data_avg.C1" chart:class="chart:line">
            <chart:data-point chart:repeated="140"/>
          </chart:series>
          <chart:series chart:attached-axis="secondary-y" chart:style-name="ch10" chart:values-cell-range-address="Data_avg.D2:Data_avg.D169" chart:label-cell-address="Data_avg.D1:Data_avg.D1" chart:class="chart:line">
            <chart:data-point chart:repeated="1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ime(us)</text:p>
                <draw:g>
                  <svg:desc>Data_avg.C1:Data_avg.C1</svg:desc>
                </draw:g>
              </table:table-cell>
              <table:table-cell office:value-type="string">
                <text:p>No of Matches</text:p>
                <draw:g>
                  <svg:desc>Data_avg.D1:Data_avg.D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Data_avg.B2:Data_avg.B169</svg:desc>
                </draw:g>
              </table:table-cell>
              <table:table-cell office:value-type="float" office:value="180.7">
                <text:p>180.7</text:p>
                <draw:g>
                  <svg:desc>Data_avg.C2:Data_avg.C169</svg:desc>
                </draw:g>
              </table:table-cell>
              <table:table-cell office:value-type="float" office:value="24.7778">
                <text:p>24.7778</text:p>
                <draw:g>
                  <svg:desc>Data_avg.D2:Data_avg.D16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0.6">
                <text:p>210.6</text:p>
              </table:table-cell>
              <table:table-cell office:value-type="float" office:value="18.2222">
                <text:p>18.222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92.4">
                <text:p>292.4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18.8">
                <text:p>318.8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37.1">
                <text:p>337.1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56">
                <text:p>356</text:p>
              </table:table-cell>
              <table:table-cell office:value-type="float" office:value="61.1111">
                <text:p>61.111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00.1">
                <text:p>400.1</text:p>
              </table:table-cell>
              <table:table-cell office:value-type="float" office:value="138.778">
                <text:p>138.77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1.2">
                <text:p>441.2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53.9">
                <text:p>453.9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9.3">
                <text:p>479.3</text:p>
              </table:table-cell>
              <table:table-cell office:value-type="float" office:value="100.444">
                <text:p>100.44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65.2">
                <text:p>665.2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53.3">
                <text:p>753.3</text:p>
              </table:table-cell>
              <table:table-cell office:value-type="float" office:value="83.6667">
                <text:p>83.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91.2">
                <text:p>791.2</text:p>
              </table:table-cell>
              <table:table-cell office:value-type="float" office:value="172.222">
                <text:p>172.22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12.6">
                <text:p>812.6</text:p>
              </table:table-cell>
              <table:table-cell office:value-type="float" office:value="139.222">
                <text:p>139.22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70.6">
                <text:p>870.6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881.7">
                <text:p>881.7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048.6">
                <text:p>1048.6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048.7">
                <text:p>1048.7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129.8">
                <text:p>1129.8</text:p>
              </table:table-cell>
              <table:table-cell office:value-type="float" office:value="138.778">
                <text:p>138.77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131.1">
                <text:p>1131.1</text:p>
              </table:table-cell>
              <table:table-cell office:value-type="float" office:value="138.778">
                <text:p>138.77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378.7">
                <text:p>1378.7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392.2">
                <text:p>1392.2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51.1">
                <text:p>1451.1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29">
                <text:p>1729</text:p>
              </table:table-cell>
              <table:table-cell office:value-type="float" office:value="288.444">
                <text:p>288.44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114.5">
                <text:p>2114.5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159.3">
                <text:p>2159.3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2170.8">
                <text:p>2170.8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359.7">
                <text:p>2359.7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97.4">
                <text:p>2397.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438.1">
                <text:p>2438.1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474.1">
                <text:p>2474.1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77.2">
                <text:p>2477.2</text:p>
              </table:table-cell>
              <table:table-cell office:value-type="float" office:value="17.8889">
                <text:p>17.888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2592.5">
                <text:p>2592.5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002">
                <text:p>3002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137.6">
                <text:p>3137.6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513.4">
                <text:p>3513.4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672">
                <text:p>3672</text:p>
              </table:table-cell>
              <table:table-cell office:value-type="float" office:value="287.556">
                <text:p>287.55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933.7">
                <text:p>3933.7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707.9">
                <text:p>4707.9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4797">
                <text:p>4797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840">
                <text:p>48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5497">
                <text:p>5497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5688.1">
                <text:p>5688.1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6002">
                <text:p>6002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84.2">
                <text:p>6384.2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434.2">
                <text:p>6434.2</text:p>
              </table:table-cell>
              <table:table-cell office:value-type="float" office:value="176.444">
                <text:p>176.44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7622.7">
                <text:p>7622.7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7626.7">
                <text:p>7626.7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771.1">
                <text:p>7771.1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7774.8">
                <text:p>7774.8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913.9">
                <text:p>7913.9</text:p>
              </table:table-cell>
              <table:table-cell office:value-type="float" office:value="84.4444">
                <text:p>84.444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8074">
                <text:p>8074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8263.5">
                <text:p>8263.5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277.3">
                <text:p>8277.3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8315.5">
                <text:p>8315.5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371">
                <text:p>8371</text:p>
              </table:table-cell>
              <table:table-cell office:value-type="float" office:value="18.2222">
                <text:p>18.222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586.8">
                <text:p>8586.8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666.7">
                <text:p>8666.7</text:p>
              </table:table-cell>
              <table:table-cell office:value-type="float" office:value="101.667">
                <text:p>101.66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9297.2">
                <text:p>9297.2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762.1">
                <text:p>9762.1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280.6">
                <text:p>11280.6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1549.2">
                <text:p>11549.2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786.5">
                <text:p>11786.5</text:p>
              </table:table-cell>
              <table:table-cell office:value-type="float" office:value="293.444">
                <text:p>293.44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2765.8">
                <text:p>12765.8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2902.5">
                <text:p>12902.5</text:p>
              </table:table-cell>
              <table:table-cell office:value-type="float" office:value="141.889">
                <text:p>141.88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3179.2">
                <text:p>13179.2</text:p>
              </table:table-cell>
              <table:table-cell office:value-type="float" office:value="170.667">
                <text:p>170.66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3513.8">
                <text:p>13513.8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3976.4">
                <text:p>13976.4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4167.5">
                <text:p>14167.5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4517.6">
                <text:p>14517.6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4649.9">
                <text:p>14649.9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4669.4">
                <text:p>14669.4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4813.2">
                <text:p>14813.2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970.1">
                <text:p>14970.1</text:p>
              </table:table-cell>
              <table:table-cell office:value-type="float" office:value="79.7778">
                <text:p>79.777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5530.8">
                <text:p>15530.8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6117.2">
                <text:p>16117.2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362">
                <text:p>17362</text:p>
              </table:table-cell>
              <table:table-cell office:value-type="float" office:value="75.8889">
                <text:p>75.888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7479">
                <text:p>17479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7513.6">
                <text:p>17513.6</text:p>
              </table:table-cell>
              <table:table-cell office:value-type="float" office:value="105.556">
                <text:p>105.55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7782.3">
                <text:p>17782.3</text:p>
              </table:table-cell>
              <table:table-cell office:value-type="float" office:value="138.667">
                <text:p>138.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7796.4">
                <text:p>17796.4</text:p>
              </table:table-cell>
              <table:table-cell office:value-type="float" office:value="137.667">
                <text:p>137.66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7853.2">
                <text:p>17853.2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7948.2">
                <text:p>17948.2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7951.1">
                <text:p>17951.1</text:p>
              </table:table-cell>
              <table:table-cell office:value-type="float" office:value="138.667">
                <text:p>138.6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067.6">
                <text:p>18067.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8205.5">
                <text:p>18205.5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8216.3">
                <text:p>18216.3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8258.3">
                <text:p>18258.3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8264">
                <text:p>18264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309.2">
                <text:p>18309.2</text:p>
              </table:table-cell>
              <table:table-cell office:value-type="float" office:value="17.2222">
                <text:p>17.222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8323.3">
                <text:p>18323.3</text:p>
              </table:table-cell>
              <table:table-cell office:value-type="float" office:value="166.111">
                <text:p>166.11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8344.2">
                <text:p>18344.2</text:p>
              </table:table-cell>
              <table:table-cell office:value-type="float" office:value="258.444">
                <text:p>258.44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8387.9">
                <text:p>18387.9</text:p>
              </table:table-cell>
              <table:table-cell office:value-type="float" office:value="137.667">
                <text:p>137.66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8402.4">
                <text:p>18402.4</text:p>
              </table:table-cell>
              <table:table-cell office:value-type="float" office:value="91.3333">
                <text:p>91.333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8409">
                <text:p>18409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8460.6">
                <text:p>18460.6</text:p>
              </table:table-cell>
              <table:table-cell office:value-type="float" office:value="138.667">
                <text:p>138.66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8481.5">
                <text:p>18481.5</text:p>
              </table:table-cell>
              <table:table-cell office:value-type="float" office:value="137.667">
                <text:p>137.667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8553.4">
                <text:p>18553.4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8579.8">
                <text:p>18579.8</text:p>
              </table:table-cell>
              <table:table-cell office:value-type="float" office:value="79.6667">
                <text:p>79.666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8585.2">
                <text:p>18585.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597.9">
                <text:p>18597.9</text:p>
              </table:table-cell>
              <table:table-cell office:value-type="float" office:value="92.1111">
                <text:p>92.111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8718.7">
                <text:p>18718.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8724.4">
                <text:p>18724.4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8759.7">
                <text:p>18759.7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8834.4">
                <text:p>18834.4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8845.5">
                <text:p>18845.5</text:p>
              </table:table-cell>
              <table:table-cell office:value-type="float" office:value="139.556">
                <text:p>139.556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8860.5">
                <text:p>18860.5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8892.7">
                <text:p>18892.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008">
                <text:p>19008</text:p>
              </table:table-cell>
              <table:table-cell office:value-type="float" office:value="16.5556">
                <text:p>16.555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9035.4">
                <text:p>19035.4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9090.1">
                <text:p>19090.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9192.4">
                <text:p>19192.4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9204.1">
                <text:p>19204.1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9405.4">
                <text:p>19405.4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9573.2">
                <text:p>19573.2</text:p>
              </table:table-cell>
              <table:table-cell office:value-type="float" office:value="105.556">
                <text:p>105.55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9626.2">
                <text:p>19626.2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9668.2">
                <text:p>19668.2</text:p>
              </table:table-cell>
              <table:table-cell office:value-type="float" office:value="45.7778">
                <text:p>45.777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9737">
                <text:p>19737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743.1">
                <text:p>19743.1</text:p>
              </table:table-cell>
              <table:table-cell office:value-type="float" office:value="177.778">
                <text:p>177.77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9807.7">
                <text:p>19807.7</text:p>
              </table:table-cell>
              <table:table-cell office:value-type="float" office:value="258.444">
                <text:p>258.44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9935.2">
                <text:p>19935.2</text:p>
              </table:table-cell>
              <table:table-cell office:value-type="float" office:value="258.444">
                <text:p>258.44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20042.3">
                <text:p>20042.3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0058.8">
                <text:p>20058.8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0065.8">
                <text:p>20065.8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0101.2">
                <text:p>20101.2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0204.3">
                <text:p>20204.3</text:p>
              </table:table-cell>
              <table:table-cell office:value-type="float" office:value="105.556">
                <text:p>105.55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0278.1">
                <text:p>20278.1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0568.4">
                <text:p>20568.4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1922.7">
                <text:p>21922.7</text:p>
              </table:table-cell>
              <table:table-cell office:value-type="float" office:value="264.667">
                <text:p>264.66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1983.5">
                <text:p>21983.5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148">
                <text:p>23148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3503.8">
                <text:p>23503.8</text:p>
              </table:table-cell>
              <table:table-cell office:value-type="float" office:value="266.111">
                <text:p>266.11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23863.2">
                <text:p>23863.2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4169.9">
                <text:p>24169.9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24190.9">
                <text:p>24190.9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6319.1">
                <text:p>26319.1</text:p>
              </table:table-cell>
              <table:table-cell office:value-type="float" office:value="138.889">
                <text:p>138.88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7694.3">
                <text:p>37694.3</text:p>
              </table:table-cell>
              <table:table-cell office:value-type="float" office:value="92.4444">
                <text:p>92.444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38851.1">
                <text:p>38851.1</text:p>
              </table:table-cell>
              <table:table-cell office:value-type="float" office:value="138.778">
                <text:p>138.77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8901.7">
                <text:p>38901.7</text:p>
              </table:table-cell>
              <table:table-cell office:value-type="float" office:value="138.778">
                <text:p>138.77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9406.8">
                <text:p>39406.8</text:p>
              </table:table-cell>
              <table:table-cell office:value-type="float" office:value="138.778">
                <text:p>138.7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